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ibMeteorology</text:p>
          </table:table-cell>
          <table:table-cell office:value-type="string" table:style-name="ce1">
            <text:p>grib meteorolog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ibOceanography</text:p>
          </table:table-cell>
          <table:table-cell office:value-type="string" table:style-name="ce1">
            <text:p>grib oceanograph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ibHydrology</text:p>
          </table:table-cell>
          <table:table-cell office:value-type="string" table:style-name="ce1">
            <text:p>grib hydrolog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ibLandSurface</text:p>
          </table:table-cell>
          <table:table-cell office:value-type="string" table:style-name="ce1">
            <text:p>grib land surfa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ibSpaceWeather</text:p>
          </table:table-cell>
          <table:table-cell office:value-type="string" table:style-name="ce1">
            <text:p>grib space weath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ibOtherSpace</text:p>
          </table:table-cell>
          <table:table-cell office:value-type="string" table:style-name="ce1">
            <text:p>grib other space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03T11:23:41Z</meta:creation-date>
    <dc:date>2015-11-03T11:53:32Z</dc:date>
  </office:meta>
</office:document-meta>
</file>